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15pt" officeooo:rsid="00041e37" officeooo:paragraph-rsid="00018223" style:font-size-asian="15pt" style:font-size-complex="15pt"/>
    </style:style>
    <style:style style:name="P2" style:family="paragraph" style:parent-style-name="Standard">
      <style:paragraph-properties fo:line-height="100%" fo:text-align="justify" style:justify-single-word="false"/>
      <style:text-properties fo:font-size="15pt" officeooo:rsid="0005bee3" officeooo:paragraph-rsid="00018223" style:font-size-asian="15pt" style:font-size-complex="15pt"/>
    </style:style>
    <style:style style:name="P3" style:family="paragraph" style:parent-style-name="Standard">
      <style:paragraph-properties fo:line-height="100%" fo:text-align="justify" style:justify-single-word="false"/>
      <style:text-properties fo:font-size="15pt" officeooo:rsid="00062090" officeooo:paragraph-rsid="00018223" style:font-size-asian="15pt" style:font-size-complex="15pt"/>
    </style:style>
    <style:style style:name="P4" style:family="paragraph" style:parent-style-name="Standard">
      <style:paragraph-properties fo:line-height="100%" fo:text-align="justify" style:justify-single-word="false"/>
      <style:text-properties fo:font-size="15pt" officeooo:rsid="00066886" officeooo:paragraph-rsid="00018223" style:font-size-asian="15pt" style:font-size-complex="15pt"/>
    </style:style>
    <style:style style:name="P5" style:family="paragraph" style:parent-style-name="Standard">
      <style:paragraph-properties fo:line-height="100%" fo:text-align="justify" style:justify-single-word="false"/>
      <style:text-properties fo:font-size="15pt" officeooo:rsid="00066886" officeooo:paragraph-rsid="0003da04" style:font-size-asian="15pt" style:font-size-complex="15pt"/>
    </style:style>
    <style:style style:name="P6" style:family="paragraph" style:parent-style-name="Standard">
      <style:paragraph-properties fo:line-height="100%" fo:text-align="justify" style:justify-single-word="false"/>
      <style:text-properties fo:font-size="15pt" officeooo:rsid="0008091b" officeooo:paragraph-rsid="00018223" style:font-size-asian="15pt" style:font-size-complex="15pt"/>
    </style:style>
    <style:style style:name="P7" style:family="paragraph" style:parent-style-name="Standard">
      <style:paragraph-properties fo:line-height="100%" fo:text-align="justify" style:justify-single-word="false"/>
      <style:text-properties fo:font-size="15pt" officeooo:rsid="0009c9ca" officeooo:paragraph-rsid="00018223" style:font-size-asian="15pt" style:font-size-complex="15pt"/>
    </style:style>
    <style:style style:name="P8" style:family="paragraph" style:parent-style-name="Standard">
      <style:paragraph-properties fo:line-height="100%" fo:text-align="justify" style:justify-single-word="false"/>
      <style:text-properties fo:font-size="15pt" officeooo:rsid="000aaf0a" officeooo:paragraph-rsid="00018223" style:font-size-asian="15pt" style:font-size-complex="15pt"/>
    </style:style>
    <style:style style:name="P9" style:family="paragraph" style:parent-style-name="Standard">
      <style:paragraph-properties fo:line-height="100%" fo:text-align="justify" style:justify-single-word="false"/>
      <style:text-properties fo:font-size="15pt" officeooo:rsid="000aaf0a" officeooo:paragraph-rsid="00056f1e" style:font-size-asian="15pt" style:font-size-complex="15pt"/>
    </style:style>
    <style:style style:name="P10" style:family="paragraph" style:parent-style-name="Standard">
      <style:paragraph-properties fo:text-align="justify" style:justify-single-word="false"/>
      <style:text-properties fo:font-size="15pt" officeooo:rsid="00027c41" officeooo:paragraph-rsid="00027c41" style:font-size-asian="15pt" style:font-size-complex="15pt"/>
    </style:style>
    <style:style style:name="P11" style:family="paragraph" style:parent-style-name="Standard">
      <style:paragraph-properties fo:line-height="100%" fo:text-align="justify" style:justify-single-word="false"/>
      <style:text-properties fo:font-size="15pt" officeooo:paragraph-rsid="00018223" style:font-size-asian="15pt" style:font-size-complex="15pt"/>
    </style:style>
    <style:style style:name="P12" style:family="paragraph" style:parent-style-name="Standard">
      <style:paragraph-properties fo:line-height="100%" fo:text-align="justify" style:justify-single-word="false"/>
      <style:text-properties fo:font-size="15pt" fo:font-style="italic" fo:font-weight="bold" officeooo:rsid="0009c9ca" officeooo:paragraph-rsid="00018223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fo:font-size="15pt" fo:font-style="normal" officeooo:rsid="00041e37" officeooo:paragraph-rsid="00018223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line-height="100%" fo:text-align="justify" style:justify-single-word="false"/>
      <style:text-properties fo:font-size="15pt" fo:font-style="normal" fo:font-weight="bold" officeooo:rsid="0005bee3" officeooo:paragraph-rsid="00018223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line-height="100%" fo:text-align="justify" style:justify-single-word="false"/>
      <style:text-properties fo:font-size="15pt" fo:font-style="normal" fo:font-weight="bold" officeooo:rsid="000e1e9a" officeooo:paragraph-rsid="00018223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fo:font-size="18pt" fo:font-weight="bold" officeooo:rsid="00041e37" officeooo:paragraph-rsid="0001822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officeooo:paragraph-rsid="00018223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line-height="100%" fo:text-align="justify" style:justify-single-word="false"/>
      <style:text-properties officeooo:paragraph-rsid="00018223"/>
    </style:style>
    <style:style style:name="P20" style:family="paragraph" style:parent-style-name="Text_20_body">
      <style:paragraph-properties fo:line-height="100%"/>
      <style:text-properties officeooo:paragraph-rsid="00056f1e"/>
    </style:style>
    <style:style style:name="T1" style:family="text">
      <style:text-properties fo:font-style="italic"/>
    </style:style>
    <style:style style:name="T2" style:family="text">
      <style:text-properties fo:font-style="italic" fo:font-weight="bold" officeooo:rsid="00041e37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3da04" style:font-style-asian="italic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04b825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41e37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cb132"/>
    </style:style>
    <style:style style:name="T12" style:family="text">
      <style:text-properties officeooo:rsid="00062090"/>
    </style:style>
    <style:style style:name="T13" style:family="text">
      <style:text-properties officeooo:rsid="000fc233"/>
    </style:style>
    <style:style style:name="T14" style:family="text">
      <style:text-properties officeooo:rsid="000b62af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officeooo:rsid="00066886" style:font-size-asian="15pt" style:font-size-complex="15pt"/>
    </style:style>
    <style:style style:name="T17" style:family="text">
      <style:text-properties fo:font-size="15pt" officeooo:rsid="00041e37" style:font-size-asian="15pt" style:font-size-complex="15pt"/>
    </style:style>
    <style:style style:name="T18" style:family="text">
      <style:text-properties fo:font-size="15pt" officeooo:rsid="001106c0" style:font-size-asian="15pt" style:font-size-complex="15pt"/>
    </style:style>
    <style:style style:name="T19" style:family="text">
      <style:text-properties fo:font-size="15pt" officeooo:rsid="00018223" style:font-size-asian="15pt" style:font-size-complex="15pt"/>
    </style:style>
    <style:style style:name="T20" style:family="text">
      <style:text-properties fo:font-size="15pt" officeooo:rsid="00027c41" style:font-size-asian="15pt" style:font-size-complex="15pt"/>
    </style:style>
    <style:style style:name="T21" style:family="text">
      <style:text-properties fo:font-size="15pt" officeooo:rsid="00056f1e" style:font-size-asian="15pt" style:font-size-complex="15pt"/>
    </style:style>
    <style:style style:name="T22" style:family="text">
      <style:text-properties fo:font-size="15pt" fo:font-style="normal" fo:font-weight="normal" officeooo:rsid="00041e37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size="15pt" fo:font-style="normal" officeooo:rsid="00027c41" style:font-size-asian="15pt" style:font-style-asian="normal" style:font-size-complex="15pt" style:font-style-complex="normal"/>
    </style:style>
    <style:style style:name="T24" style:family="text">
      <style:text-properties fo:font-size="15pt" fo:font-style="normal" officeooo:rsid="00041e37" style:font-size-asian="15pt" style:font-style-asian="normal" style:font-size-complex="15pt" style:font-style-complex="normal"/>
    </style:style>
    <style:style style:name="T25" style:family="text">
      <style:text-properties fo:font-size="15pt" fo:font-weight="bold" style:font-size-asian="15pt" style:font-size-complex="15pt"/>
    </style:style>
    <style:style style:name="T26" style:family="text">
      <style:text-properties fo:font-size="15pt" fo:font-weight="bold" officeooo:rsid="00041e37" style:font-size-asian="15pt" style:font-size-complex="15pt"/>
    </style:style>
    <style:style style:name="T27" style:family="text">
      <style:text-properties fo:font-size="15pt" fo:font-style="italic" fo:font-weight="bold" officeooo:rsid="00018223" style:font-size-asian="15pt" style:font-style-asian="italic" style:font-weight-asian="bold" style:font-size-complex="15pt" style:font-style-complex="italic" style:font-weight-complex="bold"/>
    </style:style>
    <style:style style:name="T28" style:family="text">
      <style:text-properties fo:font-size="15pt" style:text-underline-style="solid" style:text-underline-width="auto" style:text-underline-color="font-color" officeooo:rsid="00027c41" style:font-size-asian="15pt" style:font-size-complex="15pt"/>
    </style:style>
    <style:style style:name="T29" style:family="text">
      <style:text-properties fo:font-size="15pt" style:text-underline-style="solid" style:text-underline-width="auto" style:text-underline-color="font-color" officeooo:rsid="0004b825" style:font-size-asian="15pt" style:font-size-complex="15pt"/>
    </style:style>
    <style:style style:name="T30" style:family="text">
      <style:text-properties fo:font-size="15pt" style:text-underline-style="solid" style:text-underline-width="auto" style:text-underline-color="font-color" officeooo:rsid="00041e37" style:font-size-asian="15pt" style:font-size-complex="15pt"/>
    </style:style>
    <style:style style:name="T31" style:family="text">
      <style:text-properties fo:font-size="15pt" style:text-underline-style="solid" style:text-underline-width="auto" style:text-underline-color="font-color" officeooo:rsid="00018223" style:font-size-asian="15pt" style:font-size-complex="15pt"/>
    </style:style>
    <style:style style:name="T32" style:family="text">
      <style:text-properties fo:font-size="15pt" style:text-underline-style="solid" style:text-underline-width="auto" style:text-underline-color="font-color" fo:font-weight="bold" officeooo:rsid="00041e37" style:font-size-asian="15pt" style:font-size-complex="15pt"/>
    </style:style>
    <style:style style:name="T33" style:family="text">
      <style:text-properties fo:font-size="15pt" fo:font-weight="normal" style:font-size-asian="15pt" style:font-weight-asian="normal" style:font-size-complex="15pt" style:font-weight-complex="normal"/>
    </style:style>
    <style:style style:name="T34" style:family="text">
      <style:text-properties fo:font-size="15pt" style:text-underline-style="none" style:font-size-asian="15pt" style:font-size-complex="15pt"/>
    </style:style>
    <style:style style:name="T35" style:family="text">
      <style:text-properties fo:font-size="15pt" style:text-underline-style="none" officeooo:rsid="00018223" style:font-size-asian="15pt" style:font-size-complex="15pt"/>
    </style:style>
    <style:style style:name="T36" style:family="text">
      <style:text-properties fo:font-size="15pt" style:text-underline-style="none" officeooo:rsid="00027c41" style:font-size-asian="15pt" style:font-size-complex="15pt"/>
    </style:style>
    <style:style style:name="T37" style:family="text">
      <style:text-properties fo:font-size="15pt" style:text-underline-style="none" officeooo:rsid="00041e37" style:font-size-asian="15pt" style:font-size-complex="15pt"/>
    </style:style>
    <style:style style:name="T38" style:family="text">
      <style:text-properties fo:font-size="15pt" style:text-underline-style="none" fo:font-weight="bold" style:font-size-asian="15pt" style:font-size-complex="15pt"/>
    </style:style>
    <style:style style:name="T39" style:family="text">
      <style:text-properties fo:font-size="15pt" style:text-underline-style="none" fo:font-weight="bold" officeooo:rsid="00041e37" style:font-size-asian="15pt" style:font-size-complex="15pt"/>
    </style:style>
    <style:style style:name="T40" style:family="text">
      <style:text-properties officeooo:rsid="00027c41"/>
    </style:style>
    <style:style style:name="T41" style:family="text">
      <style:text-properties officeooo:rsid="0003da04"/>
    </style:style>
    <style:style style:name="T42" style:family="text">
      <style:text-properties officeooo:rsid="0004b825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fo:font-weight="bold"/>
    </style:style>
    <style:style style:name="T45" style:family="text">
      <style:text-properties officeooo:rsid="00056f1e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bold"/>
    </style:style>
    <style:style style:name="T48" style:family="text">
      <style:text-properties fo:color="#000000" fo:font-size="15pt" style:text-underline-style="none" style:font-size-asian="15pt" style:font-size-complex="15pt"/>
    </style:style>
    <style:style style:name="T49" style:family="text">
      <style:text-properties fo:color="#000000" fo:font-size="15pt" style:text-underline-style="none" officeooo:rsid="00018223" style:font-size-asian="15pt" style:font-size-complex="15pt"/>
    </style:style>
    <style:style style:name="T50" style:family="text">
      <style:text-properties fo:color="#000000" fo:font-size="15pt" style:text-underline-style="none" officeooo:rsid="00027c41" style:font-size-asian="15pt" style:font-size-complex="15pt"/>
    </style:style>
    <style:style style:name="T51" style:family="text">
      <style:text-properties fo:color="#000000" fo:font-size="15pt" style:text-underline-style="none" officeooo:rsid="00041e37" style:font-size-asian="15pt" style:font-size-complex="15pt"/>
    </style:style>
    <style:style style:name="T52" style:family="text">
      <style:text-properties fo:color="#000000" fo:font-size="15pt" style:text-underline-style="none" officeooo:rsid="00056f1e" style:font-size-asian="15pt" style:font-size-complex="15pt"/>
    </style:style>
    <style:style style:name="T53" style:family="text">
      <style:text-properties fo:color="#000000" fo:font-size="15pt" style:text-underline-style="none" fo:font-weight="bold" style:font-size-asian="15pt" style:font-size-complex="15pt"/>
    </style:style>
    <style:style style:name="T54" style:family="text">
      <style:text-properties fo:color="#000000" fo:font-size="15pt" style:text-underline-style="none" fo:font-weight="bold" officeooo:rsid="00041e37" style:font-size-asian="15pt" style:font-size-complex="15pt"/>
    </style:style>
    <style:style style:name="T55" style:family="text">
      <style:text-properties fo:color="#000000" fo:font-size="15pt" style:text-underline-style="solid" style:text-underline-width="auto" style:text-underline-color="font-color" style:font-size-asian="15pt" style:font-size-complex="15pt"/>
    </style:style>
    <style:style style:name="T56" style:family="text">
      <style:text-properties fo:color="#000000" fo:font-size="15pt" style:text-underline-style="solid" style:text-underline-width="auto" style:text-underline-color="font-color" officeooo:rsid="00018223" style:font-size-asian="15pt" style:font-size-complex="15pt"/>
    </style:style>
    <style:style style:name="T57" style:family="text">
      <style:text-properties fo:color="#000000" fo:font-size="15pt" style:text-underline-style="solid" style:text-underline-width="auto" style:text-underline-color="font-color" officeooo:rsid="00027c41" style:font-size-asian="15pt" style:font-size-complex="15pt"/>
    </style:style>
    <style:style style:name="T58" style:family="text">
      <style:text-properties fo:color="#000000" fo:font-size="15pt" style:text-underline-style="solid" style:text-underline-width="auto" style:text-underline-color="font-color" officeooo:rsid="00041e37" style:font-size-asian="15pt" style:font-size-complex="15pt"/>
    </style:style>
    <style:style style:name="T59" style:family="text">
      <style:text-properties fo:color="#000000" fo:font-size="15pt" style:text-underline-style="solid" style:text-underline-width="auto" style:text-underline-color="font-color" fo:font-weight="bold" style:font-size-asian="15pt" style:font-size-complex="15pt"/>
    </style:style>
    <style:style style:name="T60" style:family="text">
      <style:text-properties fo:color="#000000" fo:font-size="15pt" style:text-underline-style="solid" style:text-underline-width="auto" style:text-underline-color="font-color" fo:font-weight="bold" officeooo:rsid="00041e37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INTETIZZATORE ANALOGICO</text:p>
      <text:p text:style-name="P17"/>
      <text:p text:style-name="P1">Il nostro strumento è formato da:</text:p>
      <text:p text:style-name="P1"/>
      <text:p text:style-name="P1"><text:span text:style-name="T5">- ARDUINO</text:span></text:p>
      <text:p text:style-name="P11"><text:span text:style-name="T2">- </text:span><text:span text:style-name="T7">POTENZIOMETR</text:span><text:span text:style-name="T6">I</text:span></text:p>
      <text:p text:style-name="P1"><text:span text:style-name="T6">- FOTORESISTENZA</text:span></text:p>
      <text:p text:style-name="P13"><text:span text:style-name="T10">- SOCKET AUDIO</text:span></text:p>
      <text:p text:style-name="P1"><text:span text:style-name="T5">- BREAD BOARD</text:span></text:p>
      <text:p text:style-name="P2"><text:span text:style-name="T8">- </text:span><text:span text:style-name="T5">LED,</text:span></text:p>
      <text:p text:style-name="P14">- WIRE<text:span text:style-name="T42">S</text:span></text:p>
      <text:p text:style-name="P14">- RESISTENZE</text:p>
      <text:p text:style-name="P2"/>
      <text:p text:style-name="P15">Procedimento:</text:p>
      <text:p text:style-name="P2">Colleghiamo il nostro dispositivo ad una presa della corrente tramite un caricatore <text:span text:style-name="T42">di tipo Micro-USB.</text:span></text:p>
      <text:p text:style-name="P2"><text:span text:style-name="T42">Quest'ultimo</text:span> tra<text:span text:style-name="T11">sferirà </text:span>la corrente elettrica nel nostro dispositivo.</text:p>
      <text:p text:style-name="P2">Il processore gestirà, cos<text:span text:style-name="T12">ì</text:span>, il flusso di corrente sui vari <text:span text:style-name="T3">pin</text:span>.</text:p>
      <text:p text:style-name="P2">Ogni <text:span text:style-name="T3">pi</text:span><text:span text:style-name="T4">n</text:span>, sia digitale che analogico gestirà un evento diverso a secondo delle loro caratteristiche.</text:p>
      <text:p text:style-name="P2">I <text:span text:style-name="T3">pin</text:span> digitali che abbiamo usato sono 5:<text:span text:style-name="T3"> D2, D3, D4, D7, D9.</text:span></text:p>
      <text:p text:style-name="P2">I primi 3 <text:span text:style-name="T12">(D2, D3, D4)</text:span> <text:span text:style-name="T12">li abbiamo utilizzati per accendere i led rossi, il D7 per accendere il led verde e il D9, il più importante, per l'output del suono.</text:span></text:p>
      <text:p text:style-name="P3">I <text:span text:style-name="T3">pin</text:span> anol<text:span text:style-name="T42">o</text:span>gici utilizzati sono pari a 3: <text:span text:style-name="T3">A0, A1, A2.</text:span></text:p>
      <text:p text:style-name="P4">Il <text:span text:style-name="T3">pin</text:span> A0 lo abbiamo utilizzato per modificare i <text:span text:style-name="T3">b</text:span><text:span text:style-name="T4">y</text:span><text:span text:style-name="T3">te</text:span> in ingresso del potenziometro.</text:p>
      <text:p text:style-name="P4">Il <text:span text:style-name="T3">pin</text:span> A1 <text:span text:style-name="T41">è utilizzato </text:span>per leggere i valori della fotoresistenza.</text:p>
      <text:p text:style-name="P5">Il <text:span text:style-name="T3">pin</text:span> A2 <text:span text:style-name="T41">è utilizzato </text:span>per la gestione delle armoniche.</text:p>
      <text:p text:style-name="P6">Quindi la corrente elettrica viaggerà da un pin al foro sulla <text:span text:style-name="T42">B</text:span>read<text:span text:style-name="T42">B</text:span>oard determinando un evento specifico.</text:p>
      <text:p text:style-name="P7">I <text:span text:style-name="T3">pin</text:span> digitali rispettano, meticolosamente, basi del codice informatico binario, quindi possono assumere i valori acceso o spento.</text:p>
      <text:p text:style-name="P7">I pin analogici, invece, possono assumere diversi valori interni da 0 a 255 <text:span text:style-name="T3">byte</text:span>. Il <text:span text:style-name="T3">byte</text:span> 0 è il valore minimo invece il <text:span text:style-name="T3">byte</text:span> 255 il valore massimo.</text:p>
      <text:p text:style-name="P12"/>
      <text:p text:style-name="P12"><text:span text:style-name="T45">Perché</text:span> il flusso elettrico arriva in un pin specifico rispetto a un altro?</text:p>
      <text:p text:style-name="P12"/>
      <text:p text:style-name="P8">Grazie a un linguaggio di sviluppo chiamato <text:span text:style-name="T41">'</text:span>WIRING<text:span text:style-name="T41">'</text:span> (surrogato del C), abbiamo programmato il microcontrollore indirizzando il giusto flusso di energia sugli specifici <text:span text:style-name="T3">PIN</text:span> scelti da noi.</text:p>
      <text:p text:style-name="P8">Il potenziometro è un particolare tipo di resistenza, costituito da una rotellina e tre <text:span text:style-name="T3">PIN</text:span>.</text:p>
      <text:p text:style-name="P9"><text:soft-page-break/>Ruotando la rotellina, il potenziale elettrico in entrata varia, modificando così via softwar<text:span text:style-name="T13">e</text:span> l'ampiezza del suono <text:span text:style-name="T41">e</text:span> determinando un volume maggiore o minore. </text:p>
      <text:p text:style-name="P9">I tre <text:span text:style-name="T3">PIN </text:span>corrispondono a uno analogico (A0), uno per il <text:span text:style-name="T3">ground</text:span> e <text:span text:style-name="T41">l'</text:span>ultimo per l'alimentazione <text:span text:style-name="T41">corrispondente a</text:span> 5V.</text:p>
      <text:p text:style-name="P8">La fotoresistenza è anch'essa un particolare tipo di resistenza, costituita da un filamento continuo di rame e una parte di grafite; <text:span text:style-name="T41">l</text:span>a grafite riesce a captare la luce presente intorno <text:span text:style-name="T11">alla fotoresistenza</text:span>.</text:p>
      <text:p text:style-name="P8">A seconda della luce presente, <text:s/>possiamo gestire una determinata istruzione via codice sorgente. Nel nostro caso se la luce <text:span text:style-name="T14">percepita dalla “fotocellula” è relativamente fioca, la frequenza dell'onda sarà ridotta.</text:span></text:p>
      <text:p text:style-name="P17"><text:span text:style-name="T17">La </text:span><text:span text:style-name="T22">fotoresistenza </text:span><text:span text:style-name="T17">è un componente elettronico la cui resistenza è inversamente proporzionale alla quantità di luce che lo colpisce. </text:span><text:span text:style-name="T18">I</text:span><text:span text:style-name="T17">l suo valore in ohm diminuisce mano a mano che aumenta l'intensità della luce che la colpisce; </text:span><text:span text:style-name="T18">c</text:span><text:span text:style-name="T17">iò comporta che la corrente elettrica che transita attraverso tale componente è proporzionale all'intensità di una sorgente luminosa. </text:span></text:p>
      <text:p text:style-name="P19"/>
      <text:p text:style-name="P19"><text:span text:style-name="T27">Le onde</text:span><text:span text:style-name="T19">: </text:span><text:span text:style-name="T33">onda</text:span><text:span text:style-name="T15"> si indica una perturbazione che nasce da una sorgente e si propaga nel <text:s/></text:span><text:span text:style-name="T20">t</text:span><text:span text:style-name="T15">e</text:span><text:span text:style-name="T20">mpo e</text:span><text:span text:style-name="T15"> nello spazio, trasportando energia o </text:span><text:span text:style-name="T20">qu</text:span><text:span text:style-name="T15">antità di moto senza comportare un associato spostamento della materia.</text:span></text:p>
      <text:p text:style-name="P18"><text:span text:style-name="T15">Le onde possono propagarsi sia attraverso un materiale, sia nel vuoto. Ad esempio la radiazione elettromagnetica e la radiazione gravitazionale possono esistere e propagarsi anche in assenza di materia, mentre altri fenomeni ondulatori esistono unicamente in un </text:span><text:span text:style-name="T20">m</text:span><text:span text:style-name="T15">ezzo fisico, che deformandosi produce le forze elastiche di ritorno in grado di permettere all'onda di propagarsi.</text:span></text:p>
      <text:p text:style-name="P18"><text:span text:style-name="T15">Dal punto di vista matematico un'onda è una soluzione dell'equazione delle</text:span><text:a xlink:type="simple" xlink:href="https://it.wikipedia.org/wiki/Equazione_delle_onde"><text:span text:style-name="T15"> </text:span></text:a><text:span text:style-name="T15">onde, la cui espressione varia a seconda della tipologia di perturbazione.</text:span></text:p>
      <text:p text:style-name="P20"><text:span text:style-name="T19">Le onde sonore prodotte dal nostro sintetizzatore riportano </text:span><text:span text:style-name="T49">ad alcuni concetti di matematica e fisic</text:span><text:span text:style-name="T50">a, tra cui la sinusoide e il moto armonico. <text:s/></text:span><text:span text:style-name="T52">U</text:span><text:span text:style-name="T48">n'</text:span><text:span text:style-name="T53">onda sinusoidale</text:span><text:span text:style-name="T48"> è un' </text:span><text:span text:style-name="T52">onda</text:span><text:span text:style-name="T48"> descritta matematicamente dalla </text:span><text:span text:style-name="T52">funzione seno</text:span><text:span text:style-name="T48">. Una </text:span><text:span text:style-name="T53">sinusoide</text:span><text:span text:style-name="T48"> o </text:span><text:span text:style-name="T53">curva sinusoidale</text:span><text:span text:style-name="T48"> è la </text:span><text:span text:style-name="T52">curva</text:span><text:span text:style-name="T48"> rappresentata dal grafico del </text:span><text:span text:style-name="T52">seno</text:span><text:span text:style-name="T48">. </text:span><text:span text:style-name="T52">I</text:span><text:span text:style-name="T51">l </text:span><text:span text:style-name="T54">moto armonico</text:span><text:span text:style-name="T51"> è </text:span><text:span text:style-name="T50">u</text:span><text:span text:style-name="T36">n</text:span><text:span text:style-name="T37"> particolare moto descritto da</text:span><text:span text:style-name="T17"> un </text:span><text:span text:style-name="T26">oscillatore armonico</text:span><text:span text:style-name="T17">, cioè un sistema meccanico che reagisce ad una perturbazione d</text:span><text:span text:style-name="T20">'</text:span><text:span text:style-name="T17">equilibrio con una accelerazione di richiamo proporzionale allo spostamento </text:span><text:span text:style-name="T24">subito</text:span><text:span text:style-name="T17">. La costante di proporzionalità è </text:span><text:span text:style-name="T23">sempre</text:span><text:span text:style-name="T17"> negativa e si può quindi intendere come qualsiasi numero reale negativo, come l'opposto di un quadrato di un altro numero costante, detto “</text:span><text:span text:style-name="T26">pulsazione”</text:span><text:span text:style-name="T17">, così indicato in quanto<text:tab/> dimensionalmente simile alla velocità angolare. </text:span></text:p>
      <text:p text:style-name="P1"/>
      <text:p text:style-name="P1"><text:span text:style-name="T40">Grazie all'ausilio dei potenziometri possiamo variare </text:span>il segnale <text:span text:style-name="T42">il quale</text:span> <text:soft-page-break/>modifica la propria fase in funzione del segnale modulante, perdendo così la caratteristica di segnale puro e arricchendosi di nuove armoniche. <text:span text:style-name="T40">I</text:span>l risultato è estremamente variabile in funzione del rapporto aritmetico fra le frequenze e dell'ampiezza del segnale modulante: maggiore è l'ampiezza del segnale modulante, maggiore sarà la distribuzione di armoniche nel segnale fondamentale. Ciò permette di ottenere timbriche di eccezionale verosimiglianza, soprattutto operando con combinazioni di più generatori e operando sullo schema di combinazione dei generatori (detti <text:span text:style-name="T1">operatori</text:span>), sull'inviluppo di ampiezza e di frequenza degli stessi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0:10:26.383511477</meta:creation-date>
    <dc:date>2016-03-16T11:20:04.078909134</dc:date>
    <meta:editing-duration>PT39M16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3" meta:paragraph-count="37" meta:word-count="762" meta:character-count="5001" meta:non-whitespace-character-count="4269"/>
  </office:meta>
</office:document-meta>
</file>